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contentArea"/>Po ostatniej licytacji na riverze, nastepuje odkrywanie kart.<text:line-break/><text:line-break/>Zasady w superpseudo kodzie :<text:line-break/><text:line-break/>if ilosc_grajacych &gt; 1 :<text:line-break/>    if obstawiano w ostatniej licytacji:<text:line-break/>        ostatnia osoba, która postawiła lub przebiła, pokazuje karty<text:line-break/>        kolejni gracze mogą pokazać lub zrzucić<text:line-break/>            - nie dotyczy grających ALL IN<text:line-break/>    if nikt nie obstawial w ostatniej licytacji:<text:line-break/>        jako pierwszy karty pokazuje osoba następna po BB-playerze w danym rozdaniu (wg wskazówek zegara)<text:line-break/>        kolejni gracze mogą pokazać karty lub zrzucić<text:line-break/>            - nie dotyczy grających ALL IN        <text:line-break/>        wygrywa gracz posiadający najlepszy układ<text:line-break/>        if remis: kasa dzielona na pół<text:line-break/>if ilosc_grajacych==1 :<text:line-break/>    zwyciezca zgarnia pule, nie musi pokazywac kar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zymon Witamborski</meta:initial-creator>
    <meta:creation-date>2010-03-17T10:05:44</meta:creation-date>
    <meta:document-statistic meta:table-count="0" meta:image-count="0" meta:object-count="0" meta:page-count="1" meta:paragraph-count="1" meta:word-count="98" meta:character-count="744"/>
    <dc:date>2010-03-17T10:05:57</dc:date>
    <dc:creator>Szymon Witamborski</dc:creator>
    <meta:editing-duration>PT00H00M13S</meta:editing-duration>
    <meta:editing-cycles>1</meta:editing-cycles>
    <meta:generator>OpenOffice.org/3.2$Linux OpenOffice.org_project/320m12$Build-9483</meta:generator>
  </office:meta>
</office:document-meta>
</file>